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s.directoryEntriesInPath( List &lt; File &gt; collectedFiles , File parentDir , FileFilter filt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Utils.listFilesRecursively( File root , FileFilter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Utils.isRelativ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encode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isAbsolut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deepDelete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Utils.directoryEntriesInPath( File rootDirectory , FileFilter fil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Utils.directoryEntriesInPath( File roo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